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Table.ExtTable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Table.Ext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riteClassNameTest_Set5.test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xtTable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.setTables( LinkedHashSet &lt; ? extends Table &gt; t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T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Tabl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